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cripts/javascript/Macros/Macro1.js" manifest:media-type=""/>
  <manifest:file-entry manifest:full-path="Scripts/javascript/Macros/parcel-descriptor.xml" manifest:media-type=""/>
  <manifest:file-entry manifest:full-path="Scripts/javascript/Macros/" manifest:media-type="application/binary"/>
  <manifest:file-entry manifest:full-path="Scripts/javascript/" manifest:media-type="application/binary"/>
  <manifest:file-entry manifest:full-path="Scripts/" manifest:media-type="application/binary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co2" style:family="table-column">
      <style:table-column-properties fo:break-before="auto" style:column-width="62.48mm"/>
    </style:style>
    <style:style style:name="co3" style:family="table-column">
      <style:table-column-properties fo:break-before="auto" style:column-width="18.79mm"/>
    </style:style>
    <style:style style:name="co4" style:family="table-column">
      <style:table-column-properties fo:break-before="auto" style:column-width="14.38mm"/>
    </style:style>
    <style:style style:name="co5" style:family="table-column">
      <style:table-column-properties fo:break-before="auto" style:column-width="16.58mm"/>
    </style:style>
    <style:style style:name="co6" style:family="table-column">
      <style:table-column-properties fo:break-before="auto" style:column-width="9.95mm"/>
    </style:style>
    <style:style style:name="co7" style:family="table-column">
      <style:table-column-properties fo:break-before="auto" style:column-width="17.69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text-position="" style:font-name="Verdana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position=""/>
    </style:style>
    <style:style style:name="ce12" style:family="table-cell" style:parent-style-name="Default" style:data-style-name="N107">
      <style:table-cell-properties style:text-align-source="fix" style:repeat-content="false" fo:wrap-option="wrap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text-position="" style:font-name="Verdana" fo:font-size="8pt" style:font-size-asian="8pt" style:font-size-complex="8pt"/>
    </style:style>
    <style:style style:name="ce3" style:family="table-cell" style:parent-style-name="Default">
      <style:table-cell-properties fo:border="none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non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text-position="" style:font-name="Verdana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wrap-option="wrap" fo:border="none"/>
      <style:paragraph-properties fo:text-align="start" fo:margin-left="0mm"/>
      <style:text-properties style:text-position="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center" fo:margin-left="0mm"/>
      <style:text-properties style:text-position="" style:font-name="Verdana" fo:font-size="8pt" fo:font-weight="bold" style:font-size-asian="8pt" style:font-weight-asian="bold" style:font-size-complex="8pt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center" fo:margin-left="0mm"/>
      <style:text-properties style:text-position="" style:font-name="Verdana" fo:font-size="8pt" style:font-size-asian="8pt" style:font-size-complex="8pt"/>
    </style:style>
    <style:style style:name="ce9" style:family="table-cell" style:parent-style-name="Default" style:data-style-name="N0">
      <style:table-cell-properties style:text-align-source="fix" style:repeat-content="false" fo:wrap-option="wrap" fo:border="none"/>
      <style:paragraph-properties fo:text-align="center" fo:margin-left="0mm"/>
      <style:text-properties style:text-position=""/>
    </style:style>
    <style:style style:name="ce1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font-name="Verdana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font-name="Verdana" fo:font-size="8pt" style:font-size-asian="8pt" style:font-size-complex="8pt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style:text-align-source="fix" style:repeat-content="false" fo:wrap-option="wrap" fo:border="non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font-name="Verdana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wrap-option="wrap" fo:border="none"/>
      <style:paragraph-properties fo:text-align="start" fo:margin-left="0mm"/>
    </style:style>
    <style:style style:name="ce22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center" fo:margin-left="0mm"/>
      <style:text-properties style:font-name="Verdana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center" fo:margin-left="0mm"/>
      <style:text-properties style:font-name="Verdana" fo:font-size="8pt" style:font-size-asian="8pt" style:font-size-complex="8pt"/>
    </style:style>
    <style:style style:name="ce24" style:family="table-cell" style:parent-style-name="Default" style:data-style-name="N0">
      <style:table-cell-properties style:text-align-source="fix" style:repeat-content="false" fo:wrap-option="wrap" fo:border="non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7" style:family="table-cell" style:parent-style-name="Default" style:data-style-name="N107">
      <style:table-cell-properties style:text-align-source="fix" style:repeat-content="false" fo:wrap-option="wrap"/>
      <style:paragraph-properties fo:text-align="center" fo:margin-left="0mm"/>
    </style:style>
  </office:automatic-styles>
  <office:body>
    <office:spreadsheet>
      <table:table table:name="Hoja1" table:style-name="ta1" table:print="false">
        <table:table-column table:style-name="co1" table:default-cell-style-name="ce4"/>
        <table:table-column table:style-name="co2" table:default-cell-style-name="ce6"/>
        <table:table-column table:style-name="co3" table:default-cell-style-name="ce4"/>
        <table:table-column table:style-name="co4" table:default-cell-style-name="ce9"/>
        <table:table-column table:style-name="co5" table:default-cell-style-name="ce4"/>
        <table:table-column table:style-name="co6" table:default-cell-style-name="ce4"/>
        <table:table-column table:style-name="co7" table:default-cell-style-name="ce9"/>
        <table:table-column table:style-name="co1" table:default-cell-style-name="ce4"/>
        <table:table-column table:style-name="co1" table:number-columns-repeated="1010" table:default-cell-style-name="ce11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Signal</text:p>
          </table:table-cell>
          <table:table-cell table:style-name="ce1" office:value-type="string" calcext:value-type="string">
            <text:p>Signal Description</text:p>
          </table:table-cell>
          <table:table-cell table:style-name="ce1" office:value-type="string" calcext:value-type="string">
            <text:p>Size/bits</text:p>
          </table:table-cell>
          <table:table-cell table:style-name="ce7" office:value-type="string" calcext:value-type="string">
            <text:p>J/ms</text:p>
          </table:table-cell>
          <table:table-cell table:style-name="ce1" office:value-type="string" calcext:value-type="string">
            <text:p>T/ms</text:p>
          </table:table-cell>
          <table:table-cell table:style-name="ce1" office:value-type="string" calcext:value-type="string">
            <text:p>P/S</text:p>
          </table:table-cell>
          <table:table-cell table:style-name="ce7" office:value-type="string" calcext:value-type="string">
            <text:p>D/ms</text:p>
          </table:table-cell>
          <table:table-cell table:style-name="ce1" office:value-type="string" calcext:value-type="string">
            <text:p>From</text:p>
          </table:table-cell>
          <table:table-cell table:style-name="ce10" table:number-columns-repeated="1010"/>
          <table:table-cell table:number-columns-repeated="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Traction Battery Voltage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0.6" calcext:value-type="float">
            <text:p>0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100" calcext:value-type="float">
            <text:p>100</text:p>
          </table:table-cell>
          <table:table-cell table:style-name="ce2" office:value-type="string" calcext:value-type="string">
            <text:p>Battery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Traction Battery Current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0.7" calcext:value-type="float">
            <text:p>0,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100" calcext:value-type="float">
            <text:p>100</text:p>
          </table:table-cell>
          <table:table-cell table:style-name="ce2" office:value-type="string" calcext:value-type="string">
            <text:p>Battery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Traction Battery Temp, Average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1000" calcext:value-type="float">
            <text:p>1000</text:p>
          </table:table-cell>
          <table:table-cell table:style-name="ce2" office:value-type="string" calcext:value-type="string">
            <text:p>Battery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Auxiliary Battery Voltage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0.8" calcext:value-type="float">
            <text:p>0,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100" calcext:value-type="float">
            <text:p>100</text:p>
          </table:table-cell>
          <table:table-cell table:style-name="ce2" office:value-type="string" calcext:value-type="string">
            <text:p>Battery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Traction Battery Temp, Max,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1.1" calcext:value-type="float">
            <text:p>1,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1000" calcext:value-type="float">
            <text:p>1000</text:p>
          </table:table-cell>
          <table:table-cell table:style-name="ce2" office:value-type="string" calcext:value-type="string">
            <text:p>Battery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Auxiliary Battery Current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0.9" calcext:value-type="float">
            <text:p>0,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100" calcext:value-type="float">
            <text:p>100</text:p>
          </table:table-cell>
          <table:table-cell table:style-name="ce2" office:value-type="string" calcext:value-type="string">
            <text:p>Battery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Accelerator Position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Driver</text:p>
          </table:table-cell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Brake Pressure, Master Cylinder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Brakes</text:p>
          </table:table-cell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Brake Pressure, Line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0.2" calcext:value-type="float">
            <text:p>0,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Brakes</text:p>
          </table:table-cell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Transaxle Lubrication Pressure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0.2" calcext:value-type="float">
            <text:p>0,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100" calcext:value-type="float">
            <text:p>100</text:p>
          </table:table-cell>
          <table:table-cell table:style-name="ce2" office:value-type="string" calcext:value-type="string">
            <text:p>Trans</text:p>
          </table:table-cell>
          <table:table-cell table:number-columns-repeated="101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Transaction Clutch Line Pressure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Trans</text:p>
          </table:table-cell>
          <table:table-cell table:number-columns-repeated="101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Vehicle Speed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0.4" calcext:value-type="float">
            <text:p>0,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100" calcext:value-type="float">
            <text:p>100</text:p>
          </table:table-cell>
          <table:table-cell table:style-name="ce2" office:value-type="string" calcext:value-type="string">
            <text:p>Brakes</text:p>
          </table:table-cell>
          <table:table-cell table:number-columns-repeated="101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Traction Battery Ground Fault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.2" calcext:value-type="float">
            <text:p>1,2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1000" calcext:value-type="float">
            <text:p>1000</text:p>
          </table:table-cell>
          <table:table-cell table:style-name="ce2" office:value-type="string" calcext:value-type="string">
            <text:p>Battery</text:p>
          </table:table-cell>
          <table:table-cell table:number-columns-repeated="101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Hi&amp;Lo Contactor Open/Close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0.1" calcext:value-type="float">
            <text:p>0,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Battery</text:p>
          </table:table-cell>
          <table:table-cell table:number-columns-repeated="101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Key Switch Run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2" calcext:value-type="float">
            <text:p>0,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number-columns-repeated="101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Key Switch Start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3" calcext:value-type="float">
            <text:p>0,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number-columns-repeated="101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Accelerator Switch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0.4" calcext:value-type="float">
            <text:p>0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number-columns-repeated="101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Brake Switch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3" calcext:value-type="float">
            <text:p>0,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Brakes</text:p>
          </table:table-cell>
          <table:table-cell table:number-columns-repeated="101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Emergency Brake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5" calcext:value-type="float">
            <text:p>0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number-columns-repeated="101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Shift Lever (PRNDL)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0.6" calcext:value-type="float">
            <text:p>0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number-columns-repeated="101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Motor/Trans Over Temperature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0.3" calcext:value-type="float">
            <text:p>0,3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1000" calcext:value-type="float">
            <text:p>1000</text:p>
          </table:table-cell>
          <table:table-cell table:style-name="ce2" office:value-type="string" calcext:value-type="string">
            <text:p>Trans</text:p>
          </table:table-cell>
          <table:table-cell table:number-columns-repeated="1016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Speed Control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0.7" calcext:value-type="float">
            <text:p>0,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number-columns-repeated="1016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12V Power Ack Vehicle Control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2" calcext:value-type="float">
            <text:p>0,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Battery</text:p>
          </table:table-cell>
          <table:table-cell table:number-columns-repeated="1016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12V Power Ack Inverter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3" calcext:value-type="float">
            <text:p>0,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Battery</text:p>
          </table:table-cell>
          <table:table-cell table:number-columns-repeated="1016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12V Power Ack I/M Contr,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4" calcext:value-type="float">
            <text:p>0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Battery</text:p>
          </table:table-cell>
          <table:table-cell table:number-columns-repeated="1016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Brake Mode (Parallel/Split)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8" calcext:value-type="float">
            <text:p>0,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number-columns-repeated="1016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SOC Reset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9" calcext:value-type="float">
            <text:p>0,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number-columns-repeated="1016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Interlock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5" calcext:value-type="float">
            <text:p>0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Battery</text:p>
          </table:table-cell>
          <table:table-cell table:number-columns-repeated="1016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High Contactor Control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0.3" calcext:value-type="float">
            <text:p>0,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string" calcext:value-type="string">
            <text:p>V/C</text:p>
          </table:table-cell>
          <table:table-cell table:number-columns-repeated="1016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Low Contactor Control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0.4" calcext:value-type="float">
            <text:p>0,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string" calcext:value-type="string">
            <text:p>V/C</text:p>
          </table:table-cell>
          <table:table-cell table:number-columns-repeated="1016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Reverse and 2nd Gear Clutche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0.5" calcext:value-type="float">
            <text:p>0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number-columns-repeated="1016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Clutch Pressure Control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V/C</text:p>
          </table:table-cell>
          <table:table-cell table:number-columns-repeated="1016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DC/DC Converter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.6" calcext:value-type="float">
            <text:p>1,6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1000" calcext:value-type="float">
            <text:p>1000</text:p>
          </table:table-cell>
          <table:table-cell table:style-name="ce2" office:value-type="string" calcext:value-type="string">
            <text:p>V/C</text:p>
          </table:table-cell>
          <table:table-cell table:number-columns-repeated="1016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DC/DC Converter Current Control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0.6" calcext:value-type="float">
            <text:p>0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number-columns-repeated="1016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12V Power Relay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0.7" calcext:value-type="float">
            <text:p>0,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number-columns-repeated="1016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Traction Battery Ground Fault Test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.7" calcext:value-type="float">
            <text:p>1,7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1000" calcext:value-type="float">
            <text:p>1000</text:p>
          </table:table-cell>
          <table:table-cell table:style-name="ce2" office:value-type="string" calcext:value-type="string">
            <text:p>V/C</text:p>
          </table:table-cell>
          <table:table-cell table:number-columns-repeated="1016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Brake Solenoid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8" calcext:value-type="float">
            <text:p>0,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number-columns-repeated="1016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Backup Alarm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0.9" calcext:value-type="float">
            <text:p>0,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number-columns-repeated="1016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Warning Light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number-columns-repeated="1016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Key Switch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.1" calcext:value-type="float">
            <text:p>1,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number-columns-repeated="1016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Main Contactor Close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0.3" calcext:value-type="float">
            <text:p>0,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I/M C</text:p>
          </table:table-cell>
          <table:table-cell table:number-columns-repeated="1016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Torque Command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0.2" calcext:value-type="float">
            <text:p>0,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V/C</text:p>
          </table:table-cell>
          <table:table-cell table:number-columns-repeated="1016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Torque Measured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I/M C</text:p>
          </table:table-cell>
          <table:table-cell table:number-columns-repeated="1016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FWD/REV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.2" calcext:value-type="float">
            <text:p>1,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number-columns-repeated="101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FWD/REV Ack,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4" calcext:value-type="float">
            <text:p>0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I/M C</text:p>
          </table:table-cell>
          <table:table-cell table:number-columns-repeated="1016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Idle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.3" calcext:value-type="float">
            <text:p>1,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number-columns-repeated="1016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Inhibit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5" calcext:value-type="float">
            <text:p>0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I/M C</text:p>
          </table:table-cell>
          <table:table-cell table:number-columns-repeated="1016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Shift in Progres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.4" calcext:value-type="float">
            <text:p>1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number-columns-repeated="1016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Processed Motor Speed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0.2" calcext:value-type="float">
            <text:p>0,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I/M C</text:p>
          </table:table-cell>
          <table:table-cell table:number-columns-repeated="1016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Inverter Temperature Status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0.6" calcext:value-type="float">
            <text:p>0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I/M C</text:p>
          </table:table-cell>
          <table:table-cell table:number-columns-repeated="1016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Shutdown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7" calcext:value-type="float">
            <text:p>0,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I/M C</text:p>
          </table:table-cell>
          <table:table-cell table:number-columns-repeated="1016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Status/Malfunction (TBD)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0.8" calcext:value-type="float">
            <text:p>0,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I/M C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Main Contactor Acknowledge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.5" calcext:value-type="float">
            <text:p>1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8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number-columns-repeated="1016"/>
        </table:table-row>
        <table:table-row table:style-name="ro1">
          <table:table-cell table:style-name="ce3" table:number-columns-repeated="8"/>
          <table:table-cell table:style-name="Default" table:number-columns-repeated="2"/>
          <table:table-cell/>
          <table:table-cell table:style-name="Default" table:number-columns-repeated="1007"/>
          <table:table-cell table:number-columns-repeated="6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Hoja1.A1:Hoja1.H5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3" loext:min-decimal-places="3"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>
      <number:number number:decimal-places="5" loext:min-decimal-places="5"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Fin_20_de_20_línea_20_1" draw:display-name="Fin de línea 1" svg:viewBox="0 0 200 200" svg:d="M200 100c0 18-4 34-13 50-10 16-21 27-37 37-16 9-32 13-50 13s-34-4-50-13c-16-10-27-21-37-37-9-16-13-32-13-50s4-34 13-50c10-16 21-27 37-37 16-9 32-13 50-13s34 4 50 13c16 10 27 21 37 37 9 16 13 32 13 50z"/>
    <draw:marker draw:name="Fin_20_de_20_línea_20_2" draw:display-name="Fin de línea 2" svg:viewBox="0 0 20 30" svg:d="M10 0l-10 30h20z"/>
    <draw:marker draw:name="Fin_20_de_20_línea_20_3" draw:display-name="Fin de línea 3" svg:viewBox="0 0 200 200" svg:d="M200 100c0 18-4 34-13 50-10 16-21 27-37 37-16 9-32 13-50 13s-34-4-50-13c-16-10-27-21-37-37-9-16-13-32-13-50s4-34 13-50c10-16 21-27 37-37 16-9 32-13 50-13s34 4 50 13c16 10 27 21 37 37 9 16 13 32 13 50z"/>
    <draw:marker draw:name="Fin_20_de_20_línea_20_4" draw:display-name="Fin de línea 4" svg:viewBox="0 0 200 200" svg:d="M200 10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2">00/00/0000</text:date>, <text:time style:data-style-name="N2" text:time-value="23:14:38.70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20:33:42.16</meta:creation-date>
    <dc:date>2016-09-17T10:02:13.936000000</dc:date>
    <meta:editing-duration>P1DT10H12M10S</meta:editing-duration>
    <meta:editing-cycles>94</meta:editing-cycles>
    <meta:generator>LibreOffice/5.2.1.2$Windows_X86_64 LibreOffice_project/31dd62db80d4e60af04904455ec9c9219178d620</meta:generator>
    <meta:document-statistic meta:table-count="3" meta:cell-count="432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'Función para sumar los valores de un rango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Scripts/javascript/Macros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